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000000280EC8F9002E0C89AD4.png" manifest:media-type="image/png"/>
  <manifest:file-entry manifest:full-path="Pictures/10000201000004630000031A40E26190828CAD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8.523cm" svg:height="20.165cm" svg:x="1cm" svg:y="1.4cm">
          <draw:image xlink:href="Pictures/10000201000004630000031A40E26190828CAD5D.png" xlink:type="simple" xlink:show="embed" xlink:actuate="onLoad">
            <text:p/>
          </draw:image>
        </draw:frame>
        <draw:frame draw:style-name="gr2" draw:text-style-name="P1" draw:layer="layout" svg:width="15.161cm" svg:height="8.541cm" draw:transform="rotate (-1.57533418285008) translate (28.192cm 4.539cm)">
          <draw:image xlink:href="Pictures/100000000000047000000280EC8F9002E0C89A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9T17:35:29.282960939</dc:date>
    <meta:editing-duration>PT2M24S</meta:editing-duration>
    <meta:editing-cycles>1</meta:editing-cycles>
    <meta:document-statistic meta:object-count="2"/>
    <meta:generator>LibreOffice/6.0.7.3$Linux_X86_64 LibreOffice_project/00m0$Build-3</meta:generator>
  </office:meta>
</office:document-meta>
</file>